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1" style:text-underline-style="solid" style:text-underline-width="auto" style:text-underline-color="font-color"/>
    </style:style>
    <style:style style:name="P2" style:family="paragraph" style:parent-style-name="Standard">
      <style:text-properties style:text-position="0% 100%" style:font-name="Trebuchet MS1" style:text-underline-style="solid" style:text-underline-width="auto" style:text-underline-color="font-color"/>
    </style:style>
    <style:style style:name="P3" style:family="paragraph" style:parent-style-name="Standard">
      <style:text-properties style:text-position="0% 100%" style:font-name="Trebuchet MS1"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text-properties style:font-name="Trebuchet MS1" style:text-underline-style="none"/>
    </style:style>
    <style:style style:name="P5" style:family="paragraph" style:parent-style-name="Standard">
      <style:text-properties style:text-position="0% 100%" style:font-name="Trebuchet MS1" style:text-underline-style="none"/>
    </style:style>
    <style:style style:name="P6" style:family="paragraph" style:parent-style-name="Standard">
      <style:text-properties style:text-position="0% 100%" style:font-name="Trebuchet MS1" fo:font-style="italic" style:text-underline-style="none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Trebuchet MS1" fo:font-style="italic" style:text-underline-style="none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rebuchet MS1"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Standard">
      <style:text-properties style:text-position="0% 100%" style:font-name="Trebuchet MS1" fo:font-style="normal" style:text-underline-style="none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rebuchet MS1" fo:font-style="normal" style:text-underline-style="none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rebuchet MS1"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font-name="Trebuchet MS" style:text-underline-style="none" style:font-name-asian="Trebuchet MS" style:font-name-complex="Trebuchet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<text:span text:style-name="T1">:</text:span></text:p>
      <text:p text:style-name="P4"/>
      <text:p text:style-name="P4">1/</text:p>
      <text:p text:style-name="P2"><text:span text:style-name="T1">2</text:span><text:span text:style-name="T2">h</text:span></text:p>
      <text:p text:style-name="P5"/>
      <text:p text:style-name="P5">2/</text:p>
      <text:p text:style-name="P5">Si n=0 l'arbre a une feuille</text:p>
      <text:p text:style-name="P5">Tous les arbres a n – 1 nœuds internes ont n feuilles</text:p>
      <text:p text:style-name="P5">Soit un arbre A avec nœuds </text:p>
      <text:p text:style-name="P5">Soit 2 feuilles de profondeur max </text:p>
      <text:p text:style-name="P5">Si on les supprime on a -1 feuille et -1 nœud </text:p>
      <text:p text:style-name="P5">Donc A a n+1 feuilles.</text:p>
      <text:p text:style-name="P5"/>
      <text:p text:style-name="P5">Un arbre k-aire a (k-1)n+1 feuilles</text:p>
      <text:p text:style-name="P5"/>
      <text:p text:style-name="P5">3/</text:p>
      <text:p text:style-name="P5">4/</text:p>
      <text:p text:style-name="P5">5/</text:p>
      <text:p text:style-name="P5">6/</text:p>
      <text:p text:style-name="P5">Un seul</text:p>
      <text:p text:style-name="P5"/>
      <text:p text:style-name="P2">Exercice 2 :</text:p>
      <text:p text:style-name="P5"/>
      <text:p text:style-name="P5">1/</text:p>
      <text:p text:style-name="P5">Préfixe : 1 2 4 5 8 9 3 6 7 10</text:p>
      <text:p text:style-name="P5">Infixe : 4 2 8 5 9 1 6 3 10 7</text:p>
      <text:p text:style-name="P5">Suffixe : 4 8 9 5 2 6 10 7 3 1</text:p>
      <text:p text:style-name="P5"/>
      <text:p text:style-name="P5">2/</text:p>
      <text:p text:style-name="P5">Largeur : 1 2 3 4 5 6 7 8 9 10</text:p>
      <text:p text:style-name="P5"/>
      <text:p text:style-name="P2">Exercice 3 :</text:p>
      <text:p text:style-name="P5"/>
      <text:p text:style-name="P2">Exercice 4 :</text:p>
      <text:p text:style-name="P5"/>
      <text:p text:style-name="P5">1/</text:p>
      <text:p text:style-name="P5">Chaque sommet a une arête venant de son père sauf la racine donc n-1 arêtes</text:p>
      <text:p text:style-name="P5"/>
      <text:p text:style-name="P5">2/</text:p>
      <text:p text:style-name="P5">k-1</text:p>
      <text:p text:style-name="P5"/>
      <text:p text:style-name="P5">3/</text:p>
      <text:p text:style-name="P2"><text:span text:style-name="T1">log(n+1) – 1 </text:span><text:span text:style-name="T3">≤</text:span><text:span text:style-name="T1"> h </text:span><text:span text:style-name="T3">≤</text:span><text:span text:style-name="T1"> n-1</text:span></text:p>
      <text:p text:style-name="P5"/>
      <text:p text:style-name="P2">Exercice 5 :</text:p>
      <text:p text:style-name="P5"/>
      <text:p text:style-name="P5">1/</text:p>
      <text:p text:style-name="P6">def hauteur(L) :</text:p>
      <text:p text:style-name="P6"><text:tab/>if L == []:return 0</text:p>
      <text:p text:style-name="P6"><text:tab/>h = 0</text:p>
      <text:p text:style-name="P6"><text:tab/>for i in range(len(L)) :</text:p>
      <text:p text:style-name="P6"><text:tab/><text:tab/>tmp = hauteur(L[i])</text:p>
      <text:p text:style-name="P6"><text:soft-page-break/><text:tab/><text:tab/>if h &lt; tmp : h = tmp</text:p>
      <text:p text:style-name="P6"><text:tab/>return h+1</text:p>
      <text:p text:style-name="P3"><text:span text:style-name="T1">La complexité est la somme des complexités es sous-arbres </text:span><text:span text:style-name="T3">Θ</text:span><text:span text:style-name="T1">(n)</text:span></text:p>
      <text:p text:style-name="P9"/>
      <text:p text:style-name="P9">2/</text:p>
      <text:p text:style-name="P6">def hauteur(pere) :</text:p>
      <text:p text:style-name="P6"><text:tab/>h = [0] * len(pere)</text:p>
      <text:p text:style-name="P6"><text:tab/>for <text:s/>in range(pere) :</text:p>
      <text:p text:style-name="P6"><text:tab/><text:tab/>if pere[i] != i :</text:p>
      <text:p text:style-name="P6"><text:tab/><text:tab/><text:tab/>h[i] = h[pere[i]]+1</text:p>
      <text:p text:style-name="P6"><text:tab/>hMax = 0</text:p>
      <text:p text:style-name="P6"><text:tab/>for i in range(h) :</text:p>
      <text:p text:style-name="P6"><text:tab/><text:tab/>if h[i] &gt; hMax :</text:p>
      <text:p text:style-name="P6"><text:tab/><text:tab/><text:tab/>hMax = h[i]</text:p>
      <text:p text:style-name="P7"><text:tab/>return hMax</text:p>
      <text:p text:style-name="P10"/>
      <text:p text:style-name="P10">3/</text:p>
      <text:p text:style-name="P7">def hauteur(pere) :</text:p>
      <text:p text:style-name="P7"><text:tab/>h = 0</text:p>
      <text:p text:style-name="P7"><text:tab/>profondeur = [-1] * len(pere)</text:p>
      <text:p text:style-name="P7"><text:tab/>for i i range(len(pere)) :</text:p>
      <text:p text:style-name="P7"><text:tab/><text:tab/>remplir(i, profondeur, pere)</text:p>
      <text:p text:style-name="P7"><text:tab/><text:tab/>h = max(h, profondeur[i])</text:p>
      <text:p text:style-name="P7"><text:tab/>return h</text:p>
      <text:p text:style-name="P7"/>
      <text:p text:style-name="P7">def remplir(i, profondeur pere) :</text:p>
      <text:p text:style-name="P7"><text:tab/>if profondeur[i] == -1 :</text:p>
      <text:p text:style-name="P7"><text:tab/><text:tab/>if pere[i] == i :</text:p>
      <text:p text:style-name="P7"><text:tab/><text:tab/><text:tab/>profondeur[i] = 0</text:p>
      <text:p text:style-name="P7"><text:tab/><text:tab/>else :</text:p>
      <text:p text:style-name="P7"><text:tab/><text:tab/><text:tab/>remplir(pere[i], profondeur, pere)</text:p>
      <text:p text:style-name="P7"><text:tab/><text:tab/><text:tab/>profondeur[i] = 1 + profondeur(pere[i])</text:p>
      <text:p text:style-name="P10"/>
      <text:p text:style-name="P10">Complexité : linéaire</text:p>
      <text:p text:style-name="P10"/>
      <text:p text:style-name="P11">Exercice 6 :</text:p>
      <text:p text:style-name="P11"><text:span text:style-name="T1"/></text:p>
      <text:p text:style-name="P8"><text:span text:style-name="T1">def bfs(A) : #breadth first search</text:span></text:p>
      <text:p text:style-name="P8"><text:span text:style-name="T1"><text:tab/>l1 = [A]</text:span></text:p>
      <text:p text:style-name="P8"><text:span text:style-name="T1"><text:tab/>l2 = []</text:span></text:p>
      <text:p text:style-name="P8"><text:span text:style-name="T1"><text:tab/>while l1!= [] :</text:span></text:p>
      <text:p text:style-name="P8"><text:span text:style-name="T1"><text:tab/><text:tab/>for i in l1 :</text:span></text:p>
      <text:p text:style-name="P8"><text:span text:style-name="T1"><text:tab/><text:tab/><text:tab/>print i[0]</text:span></text:p>
      <text:p text:style-name="P8"><text:span text:style-name="T1"><text:tab/><text:tab/><text:tab/>l2 += i[1]</text:span></text:p>
      <text:p text:style-name="P8"><text:span text:style-name="T1"><text:tab/><text:tab/>l1 = l2</text:span></text:p>
      <text:p text:style-name="P8"><text:span text:style-name="T1"><text:tab/><text:tab/>l2 = []</text:span></text:p>
      <text:p text:style-name="P11"/>
      <text:p text:style-name="P11">Exercice 7 :</text:p>
      <text:p text:style-name="P10"/>
      <text:p text:style-name="P7">def estABR(A) :</text:p>
      <text:p text:style-name="P7"><text:tab/>Ecrire l'arbre sous parcours infixe et vérifier si la liste est tri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4-09T13:33:19.01</meta:creation-date>
    <dc:date>2015-04-16T15:27:15.56</dc:date>
    <dc:creator>Maxime Gallais-Jimenez</dc:creator>
    <meta:editing-duration>PT3H15M6S</meta:editing-duration>
    <meta:editing-cycles>36</meta:editing-cycles>
    <meta:generator>OpenOffice/4.1.1$Win32 OpenOffice.org_project/411m6$Build-9775</meta:generator>
    <meta:document-statistic meta:table-count="0" meta:image-count="0" meta:object-count="0" meta:page-count="2" meta:paragraph-count="81" meta:word-count="341" meta:character-count="1508"/>
  </office:meta>
</office:document-meta>
</file>